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885416666666667in"/>
    </style:style>
    <style:style style:name="co3" style:family="table-column">
      <style:table-column-properties fo:break-before="auto" style:column-width="0.375in"/>
    </style:style>
    <style:style style:name="co4" style:family="table-column">
      <style:table-column-properties fo:break-before="auto" style:column-width="0.3333333333333333in"/>
    </style:style>
    <style:style style:name="co5" style:family="table-column">
      <style:table-column-properties fo:break-before="auto" style:column-width="0.4166666666666667in"/>
    </style:style>
    <style:style style:name="co6" style:family="table-column">
      <style:table-column-properties fo:break-before="auto" style:column-width="0.40625in"/>
    </style:style>
    <style:style style:name="co7" style:family="table-column">
      <style:table-column-properties fo:break-before="auto" style:column-width="0.4479166666666667in"/>
    </style:style>
    <style:style style:name="co8" style:family="table-column">
      <style:table-column-properties fo:break-before="auto" style:column-width="0.34375in"/>
    </style:style>
    <style:style style:name="co9" style:family="table-column">
      <style:table-column-properties fo:break-before="auto" style:column-width="0.3645833333333333in"/>
    </style:style>
    <style:style style:name="co10" style:family="table-column">
      <style:table-column-properties fo:break-before="auto" style:column-width="1.3958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mcd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cd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5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" table:default-cell-style-name="ce15"/>
        <table:table-column table:style-name="co10" table:default-cell-style-name="ce15"/>
        <table:table-column table:style-name="co1" table:default-cell-style-name="ce15" table:number-columns-repeated="244"/>
        <table:table-row table:style-name="ro2">
          <table:table-cell table:style-name="ce21" office:value-type="string">
            <text:p>ITEM</text:p>
          </table:table-cell>
          <table:table-cell table:style-name="ce21" office:value-type="string">
            <text:p>CAL</text:p>
          </table:table-cell>
          <table:table-cell table:style-name="ce21" office:value-type="string">
            <text:p>FAT</text:p>
          </table:table-cell>
          <table:table-cell table:style-name="ce21" office:value-type="string">
            <text:p>SFAT</text:p>
          </table:table-cell>
          <table:table-cell table:style-name="ce21" office:value-type="string">
            <text:p>TFAT</text:p>
          </table:table-cell>
          <table:table-cell table:style-name="ce21" office:value-type="string">
            <text:p>CHOL</text:p>
          </table:table-cell>
          <table:table-cell table:style-name="ce21" office:value-type="string">
            <text:p>SALT</text:p>
          </table:table-cell>
          <table:table-cell table:style-name="ce21" office:value-type="string">
            <text:p>CARB</text:p>
          </table:table-cell>
          <table:table-cell table:style-name="ce21" office:value-type="string">
            <text:p>FBR</text:p>
          </table:table-cell>
          <table:table-cell table:style-name="ce21" office:value-type="string">
            <text:p>SGR</text:p>
          </table:table-cell>
          <table:table-cell table:style-name="ce21" office:value-type="string">
            <text:p>PRO</text:p>
          </table:table-cell>
          <table:table-cell table:style-name="ce21" office:value-type="string">
            <text:p>CATEGORY</text:p>
          </table:table-cell>
        </table:table-row>
        <table:table-row table:style-name="ro2">
          <table:table-cell table:style-name="ce21" office:value-type="string">
            <text:p>Bacon Clubhouse Burger 9.7 oz (274 g)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Grilled Chicken Bacon Clubhouse Sandwich 10 oz (285 g)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750">
            <text:p>175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Buttermilk Crispy Chicken Bacon Clubhouse Sandwich 10.1 oz (287 g)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620">
            <text:p>162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McChicken ® 5.1 oz (144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uffalo Ranch McChicken 5.2 oz (148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acon Buffalo Ranch McChicken 5.7 oz (162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acon Cheddar McChicken 6.1 oz (172 g)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Southern Style Buttermilk Crispy Chicken Sandwich 5.7 oz (162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Filet-O-Fish 5 oz (142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McRib ® 7.3 oz (208 g)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Chicken &amp; Bacon (Buttermilk Crispy) 11.1 oz (314 g)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Chicken &amp; Bacon (Grilled) 11 oz (312 g)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70">
            <text:p>157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1">
            <text:p>41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Chicken &amp; Ranch (Buttermilk Crispy) 10.9 oz (309 g)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Chicken &amp; Ranch (Grilled) 10.8 oz (306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370">
            <text:p>137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5">
            <text:p>3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Chicken Sweet Chili (Buttermilk Crispy) 10.6 oz (301 g)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Chicken Sweet Chili (Grilled) 10.4 oz (294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ig Mac 7.5 oz (212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Quarter Pounder® with Cheese 7.3 oz (206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110">
            <text:p>111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Double Quarter Pounder with Cheese 10.3 oz (291 g)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1310">
            <text:p>131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Hamburger 3.5 oz (99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Cheeseburger 4 oz (113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BQ Ranch Burger 4 oz (114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Grilled Onion Cheddar 4 oz (114 g)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Double Cheeseburger 5.7 oz (163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McDouble 5.2 oz (148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acon McDouble 5.7 oz (162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8">
            <text:p>28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Daily Double 6.8 oz (191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Ranch Snack Wrap® (Buttermilk Crispy) 4.6 oz (129 g)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Ranch Snack Wrap® (Grilled) 4.5 oz (128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Mac Snack Wrap 4.4 oz (125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Jalapeño Double 5.7 oz (160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3">
            <text:p>23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Crispy Chicken Deluxe Sandwich 8 oz (227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Quarter Pounder Deluxe 9.2 oz (260 g)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200">
            <text:p>120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Artisan Grilled Chicken Sandwich 7.3 oz (207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Buttermilk Crispy Chicken Deluxe Sandwich 8.1 oz (230 g)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9">
            <text:p>29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Grilled Chicken Bacon Clubhouse Sandwich 10 oz (285 g)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750">
            <text:p>175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Buttermilk Crispy Chicken Bacon Clubhouse Sandwich 10.1 oz (287 g)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620">
            <text:p>162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McChicken ® 5.1 oz (144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Buffalo Ranch McChicken 5.2 oz (148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Bacon Buffalo Ranch McChicken 5.7 oz (162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Bacon Cheddar McChicken 6.1 oz (172 g)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Southern Style Buttermilk Crispy Chicken Sandwich 5.7 oz (162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Filet-O-Fish 5 oz (142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&amp; Bacon (Buttermilk Crispy) 11.1 oz (314 g)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&amp; Bacon (Grilled) 11 oz (312 g)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70">
            <text:p>157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1">
            <text:p>41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&amp; Ranch (Buttermilk Crispy) 10.9 oz (309 g)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&amp; Ranch (Grilled) 10.8 oz (306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370">
            <text:p>137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5">
            <text:p>35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Sweet Chili (Buttermilk Crispy) 10.6 oz (301 g)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Sweet Chili (Grilled) 10.4 oz (294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cken McNuggets® (10 piece) 5.7 oz (162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Ranch Snack Wrap® (Buttermilk Crispy) 4.6 oz (129 g)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cken McNuggets® (20 piece) 11.4 oz (323 g)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800">
            <text:p>180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cken McNuggets® (6 piece) 3.4 oz (97 g)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cken McNuggets® (40 piece) 22.8 oz (646 g)</text:p>
          </table:table-cell>
          <table:table-cell table:style-name="ce21" office:value-type="float" office:value="1880">
            <text:p>1880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3600">
            <text:p>3600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7">
            <text:p>87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Bacon Ranch Salad with Buttermilk Crispy Chicken 9.5 oz (268 g)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Ranch Snack Wrap® (Grilled) 4.5 oz (128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Bacon Ranch Salad with Grilled Chicken 9.4 oz (266 g)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8">
            <text:p>38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Southwest Salad with Buttermilk Crispy Chicken 10.4 oz (294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8">
            <text:p>28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Southwest Salad with Grilled Chicken 10.3 oz (292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cken McNuggets® (4 piece) 2.3 oz (65 g)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Crispy Chicken Deluxe Sandwich 8 oz (227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cken Selects (3 pc) 4.4 oz (124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Artisan Grilled Chicken Sandwich 7.3 oz (207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Buttermilk Crispy Chicken Deluxe Sandwich 8.1 oz (230 g)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9">
            <text:p>29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Bacon Clubhouse Crispy Chicken Sandwich 10 oz (284 g)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720">
            <text:p>172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&amp; Bacon (Crispy) 11 oz (311 g)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550">
            <text:p>155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&amp; Ranch (Crispy) 10.8 oz (305 g)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350">
            <text:p>135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Sweet Chili (Crispy) 10.5 oz (298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Ranch Snack Wrap® (Crispy) 4.5 oz (128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Bacon Ranch Salad with Crispy Chicken 9.3 oz (265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Southwest Salad with Crispy Chicken 10.4 oz (294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Fruit 'n Yogurt Parfait 5.2 oz (149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teak, Egg &amp; Cheese Bagel 8.5 oz (242 g)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1490">
            <text:p>149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teak &amp; Egg Biscuit (Regular Biscuit) 7 oz (198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McMuffin with Egg 5.7 oz (162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Hotcakes and Sausage 6.7 oz (189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outhern Style Chicken Biscuit (Regular Size Biscuit) 4.9 oz (140 g)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140">
            <text:p>114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urrito 3.9 oz (111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Fruit &amp; Maple Oatmeal 8.9 oz (251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Egg McMuffin® 4.7 oz (134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Biscuit (Regular Size Biscuit) 5.2 oz (147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iscuit (Regular Size Biscuit) 4.1 oz (117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iscuit with Egg (Regular Size Biscuit) 5.8 oz (164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McGriddles 6.2 oz (175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McGriddles® 5.1 oz (144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, Egg &amp; Cheese McGriddles® 7.2 oz (205 g)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Bagel with Egg Whites 6.8 oz (194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® (Regular Size Biscuit) 9.4 oz (267 g)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 with Hotcakes (Regular Size Biscuit) 14.5 oz (412 g)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2010">
            <text:p>201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Cinnamon Melts 4 oz (114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Hotcakes 5.1 oz (144 g)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Egg White Delight 4.8 oz (135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HASH BROWNS 2 oz (56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Biscuit (Large Size Biscuit) 5.9 oz (166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 with Hotcakes (Large Size Biscuit) 15.2 oz (430 g)</text:p>
          </table:table-cell>
          <table:table-cell table:style-name="ce21" office:value-type="float" office:value="1130">
            <text:p>113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2170">
            <text:p>2170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® (Large Size Biscuit) 10.1 oz (286 g)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iscuit (Large Size Biscuit) 4.8 oz (136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iscuit with Egg (Large Size Biscuit) 6.4 oz (182 g)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outhern Style Chicken Biscuit (Large Size Biscuit) 5.6 oz (159 g)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00">
            <text:p>130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Biscuit with Egg Whites (Large Biscuit) 6 oz (170 g)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30">
            <text:p>143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McMuffin with Egg Whites 5.8 oz (163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McGriddles with Egg Whites 6.3 oz (178 g)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Biscuit with Egg Whites (Regular Biscuit)® 5.3 oz (150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 with Egg Whites (Large Size Biscuit) 10.3 oz (292 g)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670">
            <text:p>167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 with Egg Whites (Regular Size Biscuit) 9.6 oz (272 g)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 with Hotcakes and Egg Whites (Large Biscuit) 15.4 oz (437 g)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200">
            <text:p>220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 with Hotcakes and Egg Whites (Regular Biscuit) 14.7 oz (417 g)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040">
            <text:p>2040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Fruit &amp; Maple Oatmeal 8.9 oz (251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Fruit &amp; Maple Oatmeal without Brown Sugar 8.8 oz (250 g)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iscuit with Egg Whites (Large Size Biscuit) 6.5 oz (185 g)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iscuit with Egg Whites (Regular Size Biscuit) 5.9 oz (167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, Egg &amp; Cheese McGriddles with Egg Whites 7.4 oz (209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280">
            <text:p>128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Bagel 6.7 oz (191 g)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teak, Egg &amp; Cheese McMuffin 6.4 oz (183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McMuffin 4 oz (114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ide Salad 2.7 oz (78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LAD</text:p>
          </table:table-cell>
        </table:table-row>
        <table:table-row table:style-name="ro2">
          <table:table-cell table:style-name="ce21" office:value-type="string">
            <text:p>Premium Bacon Ranch Salad (without chicken) 5.9 oz (169 g)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SALAD</text:p>
          </table:table-cell>
        </table:table-row>
        <table:table-row table:style-name="ro2">
          <table:table-cell table:style-name="ce21" office:value-type="string">
            <text:p>Premium Southwest Salad (without chicken) 6.1 oz (173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SALAD</text:p>
          </table:table-cell>
        </table:table-row>
        <table:table-row table:style-name="ro2">
          <table:table-cell table:style-name="ce21" office:value-type="string">
            <text:p>Premium Bacon Ranch Salad with Buttermilk Crispy Chicken 9.5 oz (268 g)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SALAD</text:p>
          </table:table-cell>
        </table:table-row>
        <table:table-row table:style-name="ro2">
          <table:table-cell table:style-name="ce21" office:value-type="string">
            <text:p>Premium Bacon Ranch Salad with Grilled Chicken 9.4 oz (266 g)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8">
            <text:p>38</text:p>
          </table:table-cell>
          <table:table-cell table:style-name="ce21" office:value-type="string">
            <text:p>SALAD</text:p>
          </table:table-cell>
        </table:table-row>
        <table:table-row table:style-name="ro2">
          <table:table-cell table:style-name="ce21" office:value-type="string">
            <text:p>Premium Southwest Salad with Buttermilk Crispy Chicken 10.4 oz (294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8">
            <text:p>28</text:p>
          </table:table-cell>
          <table:table-cell table:style-name="ce21" office:value-type="string">
            <text:p>SALAD</text:p>
          </table:table-cell>
        </table:table-row>
        <table:table-row table:style-name="ro2">
          <table:table-cell table:style-name="ce21" office:value-type="string">
            <text:p>Premium Southwest Salad with Grilled Chicken 10.3 oz (292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SALAD</text:p>
          </table:table-cell>
        </table:table-row>
        <table:table-row table:style-name="ro2">
          <table:table-cell table:style-name="ce21" office:value-type="string">
            <text:p>Fruit 'n Yogurt Parfait 5.2 oz (149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Small French Fries 2.6 oz (75 g)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Apple Slices 1.2 oz (34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Side Salad 2.7 oz (78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Large French Fries 5.9 oz (168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Medium French Fries 3.9 oz (111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Kids Fries 1.3 oz (38 g)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Ranch Snack Wrap® (Buttermilk Crispy) 4.6 oz (129 g)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Ranch Snack Wrap® (Grilled) 4.5 oz (128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Mac Snack Wrap 4.4 oz (125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Go-GURT Strawberry Flavored Low Fat Yogurt Tube 2.3 oz (64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Cuties 3 oz (85 g)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Mozzarella Sticks (Three pieces) 2.3 oz (65 g)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McCafé Mocha (Small) 1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offee (Small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hocolate McCafé Shake (Small) 12 fl oz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Vanilla McCafé Shake (Small) 12 fl oz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trawberry McCafé Shake (Small) 12 fl oz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offee (Large) 2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Premium Roast Iced Coffee (Small) -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cCafé Caramel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Frappe Mocha (Small) 12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Frappe Caramel (Small) 12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Frappe Chocolate Chip (Small) 12 fl oz cup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Blueberry Pomegranate Smoothie (Small) 12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trawberry Banana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ango Pineapple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cCafé Hot Chocolate (Small) 1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inute Maid® 100% Apple Juice Box 6 fl oz (177 ml)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cCafé Latte (Small) 1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hamrock McCafe® Shake (Small) 12 fl oz cup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cCafé Iced Mocha (Small) 12 fl oz cup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cCafé Iced Caramel Mocha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cCafé White Chocolate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offee (Medium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with Sugar Free French Vanilla Syrup (Large) -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with Sugar Free French Vanilla Syrup (Medium) -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with Sugar Free French Vanilla Syrup (Small) -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Caramel (Large) -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Caramel (Medium) -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Caramel (Small) -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French Vanilla (Large) -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French Vanilla (Medium) -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French Vanilla (Small) -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Hazelnut (Large) -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Hazelnut (Medium) -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Hazelnut (Small) -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Regular (Large) -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Regular (Medium) -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Regular (Small) -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Premium Roast Iced Coffee (Large) -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Premium Roast Iced Coffee (Medium) -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Fat Free Chocolate Milk Jug 1 carton (236 ml)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inute Maid® Orange Juice (Small) 12 fl oz cup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asani® Water 16.9 fl oz (- {}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One-Percent Low Fat Milk Jug 1 carton (236 ml)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oca-Cola® Classic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iet Coke® (Small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r Pepper®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iet Dr Pepper® (Small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prite®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Hi-C® Orange Lavaburst (Small) 16 fl oz cup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Tea (Small) (16 fl oz cup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weet Tea (Small) 16 fl oz cup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inute Maid® Orange Juice (Medium) 16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POWERade® Mountain Blast (Small) 16 fl oz cup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weet Tea (Medium) 21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oca-Cola® Classic (Extra Small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oca-Cola® Classic (Large) 3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oca-Cola® Classic (Medium) 21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iet Coke® (Extra Small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iet Coke® (Large) 3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iet Coke® (Medium) 21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iet Dr Pepper® (Extra Small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iet Dr Pepper® (Large) 3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iet Dr Pepper® (Medium) 21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r Pepper® (Extra Small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r Pepper® (Large) 30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r Pepper® (Medium) 21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Hi-C® Orange Lavaburst (Extra Small) 12 fl oz cup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Hi-C® Orange Lavaburst (Large) 30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Hi-C® Orange Lavaburst (Medium) 21 fl oz cup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Tea (Extra Small) (12 fl oz cup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Tea (Large) (32 fl oz cup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Tea (Medium) (21 fl oz cup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inute Maid® Orange Juice (Large) 22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POWERade® Mountain Blast (Extra Small) 12 fl oz cup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POWERade® Mountain Blast (Large) 30 fl oz cup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POWERade® Mountain Blast (Medium) 21 fl oz cup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prite® (Extra Small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prite® (Large) 3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prite® (Medium) 21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weet Tea (Extra Small) 12 fl oz cup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weet Tea (Large) 3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cCafé White Hot Chocolate (Small) 13.3 oz (376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cCafé White Hot Chocolate (Medium) 16.3 oz (463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cCafé White Hot Chocolate (Large) 20.8 oz (589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Red Flash (Extra Small) 9.2 oz (260 g)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Red Flash (Small) 12.6 oz (358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Red Flash (Medium) 18.2 oz (515 g)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Red Flash (Large) 25 oz (709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lassic Lemonade (Small) 12.3 oz (348 g)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lassic Lemonade (Medium) 15.6 oz (441 g)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lassic Lemonade (Large) 20.3 oz (574 g)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lassic Lemonade (Extra Large) 34.3 oz (973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Frozen Classic Lemonade (Small) 12.6 oz (357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Frozen Classic Lemonade (Medium) 15.6 oz (442 g)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Frozen Classic Lemonade (Large) 19.5 oz (553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Frozen Classic Lemonade (Extra Large) 31.2 oz (885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Strawberry Lemonade (Small) 13.8 oz (390 g)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Strawberry Lemonade (Medium) 17.6 oz (500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Strawberry Lemonade (Large) 22.9 oz (649 g)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Strawberry Lemonade (Extra Large) 37.5 oz (1063 g)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Frozen Strawberry Lemonade (Small) 14.1 oz (399 g)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Frozen Strawberry Lemonade (Medium) 17.7 oz (501 g)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Frozen Strawberry Lemonade (Large) 22.1 oz (627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Frozen Strawberry Lemonade (Extra Large) 34.4 oz (974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outhern Style Iced Lemonade (Small) 12.3 oz (348 g)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outhern Style Iced Lemonade (Medium) 15.6 oz (441 g)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outhern Style Iced Lemonade (Large) 20.3 oz (574 g)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outhern Style Iced Lemonade (Extra Large) 34.3 oz (973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outhern Style Frozen Lemonade (Small) 12.6 oz (357 g)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outhern Style Frozen Lemonade (Medium) 15.6 oz (442 g)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outhern Style Frozen Lemonade (Large) 19.5 oz (553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outhern Style Frozen Lemonade (Extra Large) 31.2 oz (885 g)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outhern Style Iced Strawberry Lemonade (Small) 13.8 oz (390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outhern Style Iced Strawberry Lemonade (Medium) 17.6 oz (500 g)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outhern Style Iced Strawberry Lemonade (Large) 22.9 oz (649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outhern Style Iced Strawberry Lemonade (Extra Large) 37.5 oz (1063 g)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outhern Style Frozen Strawberry Lemonade (Small) 14.1 oz (399 g)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outhern Style Frozen Strawberry Lemonade (Medium) 17.7 oz (501 g)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outhern Style Frozen Strawberry Lemonade (Large) 22.1 oz (627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outhern Style Frozen Strawberry Lemonade (Extra Large) 34.4 oz (974 g)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Oreo Frappe (Small) 14.6 oz (413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Oreo Frappe (Medium) 18.3 oz (518 g)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Oreo Frappe (Large) 22.9 oz (648 g)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cCafé Mocha (Small) 1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offee (Small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hocolate McCafé Shake (Medium) 16 fl oz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hocolate McCafé Shake (Large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hocolate McCafé Shake (Small) 12 fl oz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Vanilla McCafé Shake (Small) 12 fl oz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trawberry McCafé Shake (Small) 12 fl oz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offee (Large) 2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Premium Roast Iced Coffee (Small) -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Caramel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Mocha (Small) 12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Caramel (Small) 12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Chocolate Chip (Small) 12 fl oz cup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Blueberry Pomegranate Smoothie (Small) 12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trawberry Banana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ango Pineapple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Hot Chocolate (Small) 1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Latte (Small) 1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hamrock McCafe® Shake (Small) 12 fl oz cup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Iced Mocha (Small) 12 fl oz cup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White Chocolate Mocha (Medium) 16 fl oz cup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Iced Caramel Mocha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Latte (Large) 2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Hot Chocolate (Medium) 16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Caramel (Large) 22 fl oz cup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White Chocolate Mocha (Large) 20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Latte (Medium) 16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White Chocolate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Latte (Medium) 16 fl oz cup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French Vanilla Latte (Small) 12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French Vanilla Latte (Medium) 16 fl oz cup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Latte (Large) 20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Caramel Latte (Small) 12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French Vanilla Latte (Large) 20 fl oz cup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Caramel Latte (Medium) 16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Caramel Latte (Large) 20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Hazelnut Latte (Small) 12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Hazelnut Latte (Medium) 16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Hazelnut Latte (Large) 20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Latte with Sugar Free French Vanilla Syrup (Small) 12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Latte with Sugar Free French Vanilla Syrup (Medium) 16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Latte with Sugar Free French Vanilla Syrup (Large) 20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Caramel Mocha (Medium) 16 fl oz cup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Caramel Mocha (Large) 20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(Small) 1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(Medium) 16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(Large) 20 fl oz cup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with Nonfat Milk (Small) 12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with Nonfat Milk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Blueberry Pomegranate Smoothie (Large) 2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Blueberry Pomegranate Smoothie (Medium) 16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offee (Medium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Chocolate Chip (Large) 22 fl oz cup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Chocolate Chip (Medium) 16 fl oz cup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with Nonfat Milk (Large) 20 fl oz cup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ango Pineapple Smoothie (Large) 2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ango Pineapple Smoothie (Medium) 16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with Nonfat Milk (Medium) 16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aramel Mocha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aramel Mocha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aramel Mocha (Large) 22 fl oz cup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Nonfat Caramel Mocha (Small) 12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Nonfat Caramel Mocha (Medium) 16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Nonfat Caramel Mocha (Large) 2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Mocha (Medium) 16 fl oz cup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Mocha (Large) 22 fl oz cup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Caramel (Medium) 16 fl oz cup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trawberry Banana Smoothie (Medium) 16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trawberry Banana Smoothie (Large) 22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with Sugar Free French Vanilla Syrup (Large) -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with Sugar Free French Vanilla Syrup (Medium) -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with Sugar Free French Vanilla Syrup (Small) -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Caramel (Large) -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Caramel (Medium) -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Caramel (Small) -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French Vanilla (Large) -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French Vanilla (Medium) -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French Vanilla (Small) -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Hazelnut (Large) -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Hazelnut (Medium) -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Hazelnut (Small) -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Regular (Large) -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Regular (Medium) -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Regular (Small) -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Premium Roast Iced Coffee (Large) -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Premium Roast Iced Coffee (Medium) -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trawberry McCafé Shake (Medium) 16 fl oz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trawberry McCafé Shake (Large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Vanilla McCafé Shake (Medium) 16 fl oz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Vanilla McCafé Shake (Large) 22 fl oz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hamrock McCafe® Shake (Medium) 16 fl oz cup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hamrock McCafe® Shake (Large) 22 fl oz cup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Hot Chocolate (Large) 20 fl oz cup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(Large) 22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(Small) 12 fl oz cup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with Nonfat Milk (Large) 22 fl oz cup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with Nonfat Milk (Small) 12 fl oz cup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Iced Mocha (Large) 22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Iced Mocha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Iced Caramel Mocha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Iced Caramel Mocha (Large) 22 fl oz cup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ocha (Small) 1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ocha (Medium) 16 fl oz cup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ocha (Large) 20 fl oz cup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ocha with Nonfat Milk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ocha with Nonfat Milk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ocha with Nonfat Milk (Large) 20 fl oz cup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Mocha (Medium) 16 fl oz cup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Mocha (Large) 20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Caramel Mocha (Small) 12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Caramel Mocha (Medium) 16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Caramel Mocha (Large) 20 fl oz cup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Latte (Small) 1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Mocha (Large) 20 fl oz cup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Mocha (Medium) 16 fl oz cup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Latte (Medium) 16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Latte (Large) 2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Latte (Large) 20 fl oz cup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Latte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Latte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azelnut Latte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azelnut Latte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azelnut Latte (Large) 20 fl oz cup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ench Vanilla Latte (Small) 12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ench Vanilla Latte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ench Vanilla Latte (Large) 20 fl oz cup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Latte with Sugar Free French Vanilla Syrup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Latte with Sugar Free French Vanilla Syrup (Medium) 16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Latte with Sugar Free French Vanilla Syrup (Large) 20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Latte (Small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White Hot Chocolate (Small) 13.3 oz (376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White Hot Chocolate (Medium) 16.3 oz (463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White Hot Chocolate (Large) 20.8 oz (589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White Hot Chocolate (Small) 13.3 oz (376 g)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White Hot Chocolate (Medium) 16.4 oz (464 g)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White Hot Chocolate (Large) 20.8 oz (590 g)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White Hot Chocolate (Small) 13.3 oz (376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White Hot Chocolate (Medium) 16.3 oz (463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White Hot Chocolate (Large) 20.8 oz (589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lassic Lemonade (Small) 12.3 oz (348 g)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ozen Classic Lemonade (Small) 12.6 oz (357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Strawberry Lemonade (Small) 13.8 oz (390 g)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ozen Strawberry Lemonade (Small) 14.1 oz (399 g)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Oreo Frappe (Small) 14.6 oz (413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Baked Hot Apple Pie 2.7 oz (77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Chocolate Chip Cookie 1 cookie (33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Oatmeal Raisin Cookie 1 cookie (33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Fruit 'n Yogurt Parfait 5.2 oz (149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Chocolate McCafé Shake (Medium) 16 fl oz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Chocolate McCafé Shake (Large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Vanilla Reduced Fat Ice Cream Cone 3.7 oz (105 g)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Kiddie Cone 1 oz (29 g)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Hot Fudge Sundae 6.3 oz (179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Hot Caramel Sundae 6.4 oz (182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trawberry Sundae 6.3 oz (178 g)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McFlurry® with M&amp;M'S® Chocolate Candies (12 fl oz cup) 12 fl oz cup (310 g)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McFlurry® with OREO® Cookies (12 fl oz cup) 10.1 oz (285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Chocolate McCafé Shake (Small) 12 fl oz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Vanilla McCafé Shake (Small) 12 fl oz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trawberry McCafé Shake (Small) 12 fl oz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TRAWBERRY &amp; CREME PIE 3.03 oz (86 g)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hamrock McCafe® Shake (Small) 12 fl oz cup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nack Size McFlurry® with M&amp;M'S® Chocolate Candies 7.3 oz (207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nack Size McFlurry® with OREO® Cookies 6.7 oz (190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trawberry McCafé Shake (Medium) 16 fl oz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trawberry McCafé Shake (Large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Vanilla McCafé Shake (Medium) 16 fl oz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Vanilla McCafé Shake (Large) 22 fl oz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hamrock McCafe® Shake (Medium) 16 fl oz cup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hamrock McCafe® Shake (Large) 22 fl oz cup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Fried Cherry Pie 2.9 oz (81 g)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Grape Jam 0.5 oz (14 g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Coffee Cream 0.4 fl oz (11 ml)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Strawberry Preserves 0.5 oz (14 g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Sugar Packet 1 pkg (4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EQUAL® ZERO Calorie Sweetener 1 pkg (1 g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SPLENDA® No Calorie Sweetener 1 pkg (1 g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Hot Habanero Sauce 22 oz (0 g)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Ketchup Packet 1 pkg (9 g)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Creamy Ranch Sauce 0.78 oz (22.134 g)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Newman's Own® Low Fat Sesame Ginger Dressing 1.5 fl oz (44 ml)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Spicy Buffalo Sauce 0.8 oz (22 g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Newman's Own® Low Fat Balsamic Vinaigrette 1.5 fl oz (44 ml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Newman's Own® Creamy Southwest Dressing 1.5 fl oz (44 ml)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Newman's Own® Low Fat Family Recipe Italian Dressing 1.5 fl oz (44 ml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Salt Packet 1 pkg (0 g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Honey 1 pkg (14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Newman's Own® Ranch Dressing 2 fl oz (59 ml)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Sweet 'N Sour Sauce 1 pkg (28.4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Hotcake Syrup 1 pkg (61 g)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Peanuts (for Sundaes) 0.3 oz (7 g)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Honey Mustard Sauce 0.8 oz (22 g)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Tangy Barbeque Sauce 1 pkg (28.35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Buffalo Ranch McChicken 5.2 oz (148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Whipped Margarine (1 pat) 1 pkg (6 g)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Tartar Sauce Cup 1 oz (28 g)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Marinara Sauce (Package) 0.8 oz (24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Fruit 'n Yogurt Parfait 5.2 oz (149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LDAYBREAKFAST</text:p>
          </table:table-cell>
        </table:table-row>
        <table:table-row table:style-name="ro2">
          <table:table-cell table:style-name="ce21" office:value-type="string">
            <text:p>Sausage McMuffin with Egg 5.7 oz (162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ALLDAYBREAKFAST</text:p>
          </table:table-cell>
        </table:table-row>
        <table:table-row table:style-name="ro2">
          <table:table-cell table:style-name="ce21" office:value-type="string">
            <text:p>Hotcakes and Sausage 6.7 oz (189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ALLDAYBREAKFAST</text:p>
          </table:table-cell>
        </table:table-row>
        <table:table-row table:style-name="ro2">
          <table:table-cell table:style-name="ce21" office:value-type="string">
            <text:p>Sausage Burrito 3.9 oz (111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ALLDAYBREAKFAST</text:p>
          </table:table-cell>
        </table:table-row>
        <table:table-row table:style-name="ro2">
          <table:table-cell table:style-name="ce21" office:value-type="string">
            <text:p>Egg McMuffin® 4.7 oz (134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ALLDAYBREAKFAST</text:p>
          </table:table-cell>
        </table:table-row>
        <table:table-row table:style-name="ro2">
          <table:table-cell table:style-name="ce21" office:value-type="string">
            <text:p>Bacon, Egg &amp; Cheese Biscuit (Regular Size Biscuit) 5.2 oz (147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ALLDAYBREAKFAST</text:p>
          </table:table-cell>
        </table:table-row>
        <table:table-row table:style-name="ro2">
          <table:table-cell table:style-name="ce21" office:value-type="string">
            <text:p>Sausage Biscuit (Regular Size Biscuit) 4.1 oz (117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ALLDAYBREAKFAST</text:p>
          </table:table-cell>
        </table:table-row>
        <table:table-row table:style-name="ro2">
          <table:table-cell table:style-name="ce21" office:value-type="string">
            <text:p>Sausage Biscuit with Egg (Regular Size Biscuit) 5.8 oz (164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ALLDAYBREAKFAST</text:p>
          </table:table-cell>
        </table:table-row>
        <table:table-row table:style-name="ro2">
          <table:table-cell table:style-name="ce21" office:value-type="string">
            <text:p>Hotcakes 5.1 oz (144 g)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ALLDAYBREAKFAST</text:p>
          </table:table-cell>
        </table:table-row>
        <table:table-row table:style-name="ro2">
          <table:table-cell table:style-name="ce21" office:value-type="string">
            <text:p>HASH BROWNS 2 oz (56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LLDAYBREAKFAST</text:p>
          </table:table-cell>
        </table:table-row>
        <table:table-row table:style-name="ro2">
          <table:table-cell table:style-name="ce21" office:value-type="string">
            <text:p>Fruit &amp; Maple Oatmeal 8.9 oz (251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LLDAYBREAKFAST</text:p>
          </table:table-cell>
        </table:table-row>
        <table:table-row table:style-name="ro2">
          <table:table-cell table:style-name="ce21" office:value-type="string">
            <text:p>Sausage McMuffin 4 oz (114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ALLDAYBREAKFAS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cd" style:display-name="PageStyle_mcd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